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fo:font-style="normal" fo:font-weight="bold" officeooo:rsid="0007a8fe" officeooo:paragraph-rsid="0007a8fe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07a8fe" officeooo:paragraph-rsid="0007a8fe" style:font-size-asian="10.5pt" style:font-size-complex="12pt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font-size="12pt" officeooo:rsid="0008fea4" officeooo:paragraph-rsid="0008fea4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08fea4" officeooo:paragraph-rsid="00246b7c" style:font-size-asian="10.5pt" style:font-size-complex="12pt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fo:font-size="12pt" officeooo:rsid="000a1dc9" officeooo:paragraph-rsid="000a1dc9" style:font-size-asian="10.5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147abb" officeooo:paragraph-rsid="0021cf65" style:font-size-asian="10.5pt" style:font-size-complex="12pt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fo:font-size="12pt" officeooo:rsid="001636c6" officeooo:paragraph-rsid="001636c6" style:font-size-asian="10.5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officeooo:rsid="0019ca4a" officeooo:paragraph-rsid="0021cf65" style:font-size-asian="10.5pt" style:font-size-complex="12pt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fo:font-size="12pt" officeooo:rsid="001b533b" officeooo:paragraph-rsid="001b533b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1b533b" officeooo:paragraph-rsid="0021cf65" style:font-size-asian="10.5pt" style:font-size-complex="12pt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font-size="12pt" officeooo:rsid="001d0d13" officeooo:paragraph-rsid="001d0d13" style:font-size-asian="10.5pt" style:font-size-complex="12pt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font-size="12pt" officeooo:rsid="001d7ec3" officeooo:paragraph-rsid="001d7ec3" style:font-size-asian="10.5pt" style:font-size-complex="12pt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fo:font-size="12pt" officeooo:rsid="001ddac8" officeooo:paragraph-rsid="001ddac8" style:font-size-asian="10.5pt" style:font-size-complex="12pt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fo:font-size="12pt" officeooo:rsid="001f9144" officeooo:paragraph-rsid="001f9144" style:font-size-asian="10.5pt" style:font-size-complex="12pt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fo:font-size="12pt" officeooo:rsid="002049d0" officeooo:paragraph-rsid="002049d0" style:font-size-asian="10.5pt" style:font-size-complex="12pt"/>
    </style:style>
    <style:style style:name="P17" style:family="paragraph" style:parent-style-name="Standard" style:list-style-name="L1">
      <style:paragraph-properties fo:text-align="end" style:justify-single-word="false" style:writing-mode="rl-tb"/>
      <style:text-properties fo:font-size="12pt" officeooo:rsid="0021cf65" officeooo:paragraph-rsid="0021cf65" style:font-size-asian="10.5pt" style:font-size-complex="12pt"/>
    </style:style>
    <style:style style:name="P18" style:family="paragraph" style:parent-style-name="Standard" style:list-style-name="L1">
      <style:paragraph-properties fo:text-align="end" style:justify-single-word="false" style:writing-mode="rl-tb"/>
      <style:text-properties fo:font-size="12pt" officeooo:rsid="0021cf65" officeooo:paragraph-rsid="002262dc" style:font-size-asian="10.5pt" style:font-size-complex="12pt"/>
    </style:style>
    <style:style style:name="P19" style:family="paragraph" style:parent-style-name="Standard" style:list-style-name="L2">
      <style:paragraph-properties fo:text-align="end" style:justify-single-word="false" style:writing-mode="rl-tb"/>
      <style:text-properties fo:font-size="16pt" officeooo:rsid="0007a8fe" officeooo:paragraph-rsid="0007a8fe" style:font-size-asian="14pt" style:font-size-complex="16pt"/>
    </style:style>
    <style:style style:name="P20" style:family="paragraph" style:parent-style-name="Standard" style:list-style-name="L1">
      <style:paragraph-properties fo:text-align="end" style:justify-single-word="false" style:writing-mode="rl-tb"/>
      <style:text-properties officeooo:paragraph-rsid="0007a8fe"/>
    </style:style>
    <style:style style:name="T1" style:family="text">
      <style:text-properties officeooo:rsid="000a1dc9"/>
    </style:style>
    <style:style style:name="T2" style:family="text">
      <style:text-properties officeooo:rsid="000edfad"/>
    </style:style>
    <style:style style:name="T3" style:family="text">
      <style:text-properties officeooo:rsid="001d7ec3"/>
    </style:style>
    <style:style style:name="T4" style:family="text">
      <style:text-properties officeooo:rsid="00214a7f"/>
    </style:style>
    <style:style style:name="T5" style:family="text">
      <style:text-properties fo:font-size="12pt" officeooo:rsid="0007a8fe" style:font-size-asian="10.5pt" style:font-size-complex="12pt"/>
    </style:style>
    <style:style style:name="T6" style:family="text">
      <style:text-properties officeooo:rsid="002262dc"/>
    </style:style>
    <style:style style:name="T7" style:family="text">
      <style:text-properties officeooo:rsid="00246b7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سکهای برنامه آپ</text:p>
      <text:list xml:id="list5089876995760783299" text:style-name="L2">
        <text:list-header>
          <text:p text:style-name="P19"/>
        </text:list-header>
      </text:list>
      <text:p text:style-name="P3"><text:span text:style-name="T4"># </text:span>مشخص کردن نوع <text:span text:style-name="T2">انتشار</text:span> پس<text:span text:style-name="T2">ت</text:span>( عمومی, فقط زیر مجموعه, فقط بالا سریها, فقط بالا سری, به شخص خاصی)</text:p>
      <text:p text:style-name="P9"><text:span text:style-name="T4"># </text:span>نوشتن ریپلای</text:p>
      <text:p text:style-name="P11"><text:span text:style-name="T4"># </text:span>حذف پیام در جعبه خروجی</text:p>
      <text:p text:style-name="P3"><text:span text:style-name="T4"># </text:span>صندوق پیام</text:p>
      <text:p text:style-name="P7"><text:span text:style-name="T4"># </text:span>نمایش پستها از روی تاریخ ( امروز, دیروز, هفته قبل, همه)</text:p>
      <text:p text:style-name="P5"><text:span text:style-name="T7"># </text:span>انتقال روتهای لاگین و رجیستر به پکیج <text:span text:style-name="T1">اختیار ( authorization, auth )</text:span></text:p>
      <text:p text:style-name="P3"><text:span text:style-name="T4"># </text:span>پیامهای ارسال شده</text:p>
      <text:list xml:id="list3523466157590735094" text:style-name="L1">
        <text:list-item>
          <text:p text:style-name="P20"><text:span text:style-name="T5">درفت (drafts )</text:span></text:p>
        </text:list-item>
        <text:list-item>
          <text:p text:style-name="P2">جستجوی شخص</text:p>
        </text:list-item>
        <text:list-item>
          <text:p text:style-name="P2">جستجوی پیام</text:p>
        </text:list-item>
        <text:list-item>
          <text:p text:style-name="P2">تصیح رجیستر</text:p>
        </text:list-item>
        <text:list-item>
          <text:p text:style-name="P4">یونیک کردن ایمیل</text:p>
        </text:list-item>
        <text:list-item>
          <text:p text:style-name="P4">پاک کردن کاربر</text:p>
        </text:list-item>
        <text:list-item>
          <text:p text:style-name="P4">صفحه پروفایل شخصی</text:p>
        </text:list-item>
        <text:list-item>
          <text:p text:style-name="P4">تایم اکونت برای خرید شارژ ( ۱ ماهه, ۳ ماهه, ۶ ماهه, ۱ ساله)</text:p>
        </text:list-item>
        <text:list-item>
          <text:p text:style-name="P4">تایپ اکانت برای مشخص کردن وضعیت کاربر ( لگ, لگ نیست اما زیر مجموعه بزرگی دارد, کف مجموعه است) (استفاده از یه چیزی مثل متغیری به نام گرید )</text:p>
        </text:list-item>
        <text:list-item>
          <text:p text:style-name="P4">امکان تغییر شاخه برای کاربر ( جابجایی از یک زیر مجموعه به زیر مجموعه دیگر و یا به صورت مستقل )</text:p>
        </text:list-item>
        <text:list-item>
          <text:p text:style-name="P4"/>
        </text:list-item>
        <text:list-item>
          <text:p text:style-name="P6">متغییری برای نگهداری تعداد زیر مجموعه</text:p>
        </text:list-item>
        <text:list-item>
          <text:p text:style-name="P6">متغییری برای نگهداری تعداد بالا سری</text:p>
        </text:list-item>
        <text:list-item>
          <text:p text:style-name="P8">درست کردن DataRequired </text:p>
        </text:list-item>
        <text:list-item>
          <text:p text:style-name="P10">گاربج کالکتور (حذف نودهای پستی که به هیچ کاربری متصل نیست )</text:p>
        </text:list-item>
        <text:list-item>
          <text:p text:style-name="P12"><text:span text:style-name="T3">نوشتن </text:span>پنل برای ادمین</text:p>
        </text:list-item>
        <text:list-item>
          <text:p text:style-name="P13">نوشتن تست</text:p>
        </text:list-item>
        <text:list-item>
          <text:p text:style-name="P14">ساخت ای پی آی</text:p>
        </text:list-item>
        <text:list-item>
          <text:p text:style-name="P15">ارور هندلینگ ( ۴۰۴و …)</text:p>
        </text:list-item>
        <text:list-item>
          <text:p text:style-name="P16">نوشتن داکیومنت برای سایت</text:p>
        </text:list-item>
        <text:list-item>
          <text:p text:style-name="P16">نوشتن داکیومنت برای تابعهای برنامه</text:p>
        </text:list-item>
        <text:list-item>
          <text:p text:style-name="P17">نوشتن یک تابع disconnect برای قطع رابطه بین دو node </text:p>
        </text:list-item>
        <text:list-item>
          <text:p text:style-name="P17">تصیح تابع connector به connect برای اتصال بین دو node (یک متغیر دیگر برای نوع رابطه بگیرد و اسم هم تغییر کند)</text:p>
        </text:list-item>
        <text:list-item>
          <text:p text:style-name="P17">جایگزینی توابع connect و disconnect برای خواناتر شدن کد</text:p>
        </text:list-item>
        <text:list-item>
          <text:p text:style-name="P17">تصیح birthday date در فایل auth/register.html</text:p>
        </text:list-item>
        <text:list-item>
          <text:p text:style-name="P17">امکان follow و unfollow برای دیدن پستهای public</text:p>
        </text:list-item>
        <text:list-item>
          <text:p text:style-name="P17">امکان upload عکس برای پروفایل از device شخص یا از gavatar</text:p>
        </text:list-item>
        <text:list-item>
          <text:p text:style-name="P17">امکان تغییر ایمیل و پسورد از طریق ایمیل یا sms (از طریق ارسال کد)</text:p>
        </text:list-item>
        <text:list-item>
          <text:p text:style-name="P18"><text:span text:style-name="T6">امکان account confirm از ایمیل یا ارسال کد و sms</text:span></text:p>
        </text:list-item>
        <text:list-item>
          <text:p text:style-name="P18"><text:span text:style-name="T6">امکان add کردن یوزرها برای ارسال پیام خصوصی ( ایجاد قسمتی مانند contacts )</text:span></text:p>
        </text:list-item>
        <text:list-item>
          <text:p text:style-name="P18"><text:span text:style-name="T6">تغییر در ثبت نام فرد :</text:span></text:p>
          <text:p text:style-name="P18"><text:span text:style-name="T6">اگر فردی به عنوان leg ثبت نام میکند میتواند شرکت خود را تعیین کند در غیر این صورت شرکت او همان شرکت بالاسری او است</text:span></text:p>
        </text:list-item>
        <text:list-item>
          <text:p text:style-name="P18"><text:span text:style-name="T6">امکان گرفتن feedback</text:span></text:p>
        </text:list-item>
        <text:list-item>
          <text:p text:style-name="P18"><text:span text:style-name="T6">امکان ایجاد token جهت بازیابی اکانت</text:span></text:p>
        </text:list-item>
        <text:list-item>
          <text:p text:style-name="P18"><text:span text:style-name="T6">امکان ایجاد تسک برای کل زیر مجموعه یا فقط دایرکها یا فقط یک شخص یا اشخاص خاصی</text:span></text:p>
        </text:list-item>
        <text:list-item>
          <text:p text:style-name="P18"><text:span text:style-name="T6">امکان دیدن نمودار فعالیتهای زیر مجموعه یا یک شخص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03:38.939661050</meta:creation-date>
    <dc:date>2016-09-19T09:28:55.410652722</dc:date>
    <meta:editing-duration>PT2H34M45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1" meta:paragraph-count="44" meta:word-count="401" meta:character-count="1929" meta:non-whitespace-character-count="1603"/>
  </office:meta>
</office:document-meta>
</file>